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MT" svg:font-family="ArialM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bcd2c" officeooo:paragraph-rsid="001bcd2c"/>
    </style:style>
    <style:style style:name="P2" style:family="paragraph" style:parent-style-name="Text_20_body">
      <style:text-properties officeooo:paragraph-rsid="001bcd2c"/>
    </style:style>
    <style:style style:name="P3" style:family="paragraph" style:parent-style-name="Heading_20_2">
      <style:text-properties officeooo:rsid="001bcd2c" officeooo:paragraph-rsid="001bcd2c"/>
    </style:style>
    <style:style style:name="P4" style:family="paragraph" style:parent-style-name="Text_20_body" style:list-style-name="L1">
      <style:text-properties officeooo:rsid="001bcd2c" officeooo:paragraph-rsid="001bcd2c"/>
    </style:style>
    <style:style style:name="P5" style:family="paragraph" style:parent-style-name="Text_20_body" style:list-style-name="L2">
      <style:text-properties officeooo:rsid="001bcd2c" officeooo:paragraph-rsid="001bcd2c"/>
    </style:style>
    <style:style style:name="P6" style:family="paragraph" style:parent-style-name="Text_20_body" style:list-style-name="L3">
      <style:text-properties officeooo:paragraph-rsid="001bcd2c"/>
    </style:style>
    <style:style style:name="P7" style:family="paragraph" style:parent-style-name="Text_20_body" style:list-style-name="L3">
      <style:text-properties style:font-name="ArialMT" fo:font-size="11pt" officeooo:paragraph-rsid="001bcd2c" fo:background-color="#ffffff"/>
    </style:style>
    <style:style style:name="P8" style:family="paragraph" style:parent-style-name="Text_20_body" style:list-style-name="L3">
      <style:text-properties style:font-name="ArialMT" fo:font-size="11pt" officeooo:rsid="001bcd2c" officeooo:paragraph-rsid="001bcd2c" fo:background-color="#ffffff"/>
    </style:style>
    <style:style style:name="P9" style:family="paragraph" style:parent-style-name="Text_20_body" style:list-style-name="L3">
      <style:text-properties style:font-name="ArialMT" fo:font-size="11pt" fo:font-weight="bold" officeooo:paragraph-rsid="001bcd2c" fo:background-color="#ffffff" style:font-weight-asian="bold" style:font-weight-complex="bold"/>
    </style:style>
    <style:style style:name="T1" style:family="text">
      <style:text-properties officeooo:rsid="001bcd2c"/>
    </style:style>
    <style:style style:name="T2" style:family="text">
      <style:text-properties style:font-name="ArialMT" fo:font-size="11pt" fo:background-color="#ffffff" loext:char-shading-value="0"/>
    </style:style>
    <style:style style:name="T3" style:family="text">
      <style:text-properties style:font-name="ArialMT" fo:font-size="11pt" officeooo:rsid="001bcd2c" fo:background-color="#ffffff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ook Management System</text:p>
      <text:h text:style-name="Heading_20_2" text:outline-level="2" text:is-list-header="true"><text:span text:style-name="T1">m</text:span>odels</text:h>
      <text:p text:style-name="P2">- <text:span text:style-name="T1">Book</text:span></text:p>
      <text:p text:style-name="P2"/>
      <text:h text:style-name="Heading_20_2" text:outline-level="2">Book <text:span text:style-name="T1">Model</text:span></text:h>
      <text:p text:style-name="P1">Book model attributes</text:p>
      <text:list text:style-name="L1">
        <text:list-item>
          <text:p text:style-name="P4">Title</text:p>
        </text:list-item>
        <text:list-item>
          <text:p text:style-name="P4">author</text:p>
        </text:list-item>
        <text:list-item>
          <text:p text:style-name="P4">publication year</text:p>
        </text:list-item>
        <text:list-item>
          <text:p text:style-name="P4">ISBN number</text:p>
          <text:p text:style-name="P4"/>
        </text:list-item>
      </text:list>
      <text:h text:style-name="P3" text:outline-level="2">crud api endpoints</text:h>
      <text:list text:style-name="L2">
        <text:list-item>
          <text:p text:style-name="P5">Add a new book - CREATE</text:p>
        </text:list-item>
        <text:list-item>
          <text:p text:style-name="P5">view all books - READ</text:p>
        </text:list-item>
        <text:list-item>
          <text:p text:style-name="P5">view a single book by its ISBN number – READ</text:p>
        </text:list-item>
        <text:list-item>
          <text:p text:style-name="P5">update book details - UPDATE</text:p>
        </text:list-item>
        <text:list-item>
          <text:p text:style-name="P5">delete a book – DELETE</text:p>
          <text:p text:style-name="P5"/>
        </text:list-item>
      </text:list>
      <text:h text:style-name="Heading_20_2" text:outline-level="2">!<text:span text:style-name="T1">features and requirements</text:span>:</text:h>
      <text:list text:style-name="L3">
        <text:list-item>
          <text:p text:style-name="P7"><text:span text:style-name="T1">Use </text:span>Use in-memory data storage (no need for a database) to keep track of the books. </text:p>
        </text:list-item>
        <text:list-item>
          <text:p text:style-name="P8">Implement a feature to search for books by title or author's name. <text:s/></text:p>
        </text:list-item>
        <text:list-item>
          <text:p text:style-name="P8">Add validation checks to ensure that required book fields are provided </text:p>
        </text:list-item>
        <text:list-item>
          <text:p text:style-name="P7"><text:span text:style-name="T1">handle error </text:span>cases gracefully (e.g., sending appropriate HTTP status codes and error messages) </text:p>
        </text:list-item>
        <text:list-item>
          <text:p text:style-name="P6"><text:span text:style-name="T3">Write unit tests using a testing library such as Jest to ensure the correctness of your <text:s/></text:span><text:span text:style-name="T2">API's functionality. </text:span></text:p>
        </text:list-item>
        <text:list-item>
          <text:p text:style-name="P9">Write a simple command-line interface (CLI) that interacts with the API to allow users to perform the CRUD operations from the terminal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MT" svg:font-family="ArialM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NG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3T21:59:04.861225174</meta:creation-date>
    <dc:date>2023-07-26T22:34:11.777451355</dc:date>
    <meta:editing-duration>PT2H32M5S</meta:editing-duration>
    <meta:editing-cycles>2</meta:editing-cycles>
    <meta:generator>LibreOffice/7.5.4.2$MacOSX_X86_64 LibreOffice_project/36ccfdc35048b057fd9854c757a8b67ec53977b6</meta:generator>
    <meta:document-statistic meta:table-count="0" meta:image-count="0" meta:object-count="0" meta:page-count="1" meta:paragraph-count="24" meta:word-count="161" meta:character-count="868" meta:non-whitespace-character-count="736"/>
  </office:meta>
</office:document-meta>
</file>